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background-color="#ffff00"/>
    </style:style>
    <style:style style:name="P3" style:family="paragraph" style:parent-style-name="Standard">
      <style:paragraph-properties fo:text-align="justify" style:justify-single-word="false"/>
      <style:text-properties officeooo:paragraph-rsid="001781f6"/>
    </style:style>
    <style:style style:name="P4" style:family="paragraph" style:parent-style-name="Standard">
      <style:paragraph-properties fo:text-align="justify" style:justify-single-word="false"/>
      <style:text-properties fo:font-weight="bold" style:font-weight-asian="bold" style:font-weight-complex="bold"/>
    </style:style>
    <style:style style:name="T1" style:family="text">
      <style:text-properties officeooo:rsid="00167518"/>
    </style:style>
    <style:style style:name="T2" style:family="text">
      <style:text-properties officeooo:rsid="001ada2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ole-play meeting – Full script (10 minutes)</text:p>
      <text:p text:style-name="P1"/>
      <text:p text:style-name="P1">Roles</text:p>
      <text:p text:style-name="P1"/>
      <text:p text:style-name="P1">You: LUIZ RICARDO - Operations / Business Analyst at Worlducation</text:p>
      <text:p text:style-name="P1"/>
      <text:p text:style-name="P2">Friend: <text:span text:style-name="T1">I will act as an</text:span> Operations Manager (Stakeholder)</text:p>
      <text:p text:style-name="P1"/>
      <text:p text:style-name="P1">LUIZ RICARDO</text:p>
      <text:p text:style-name="P1"/>
      <text:p text:style-name="P1">“Thanks for meeting with me today. I wanted to discuss some operational challenges we are facing, using our recent financial and numeric data. With the increase in demand during COVID-19, I believe we need to review how this is affecting our operations.”</text:p>
      <text:p text:style-name="P1"/>
      <text:p text:style-name="P3">LUIZ RICARDO</text:p>
      <text:p text:style-name="P1"/>
      <text:p text:style-name="P1">“In 2020, revenue is projected to reach $55 million, which is higher than planned. However, net profit has dropped to $5 million, and our cash flow is projected to be negative $3 million. This suggests that although sales are strong, costs and working capital requirements are creating financial pressure.”</text:p>
      <text:p text:style-name="P1"/>
      <text:p text:style-name="P3">LUIZ RICARDO</text:p>
      <text:p text:style-name="P1"/>
      <text:p text:style-name="P1">“We also experienced manufacturing delays, with only 500 of the 2,000 tablets delivered on schedule due to factory shutdowns. How has this affected operations and customer commitments, and what risks do you see moving forward?”</text:p>
      <text:p text:style-name="P1"/>
      <text:p text:style-name="P2">MANUEL</text:p>
      <text:p text:style-name="P1"/>
      <text:p text:style-name="P1">Our main problems are the production delays and the fact that we depend too much on one factory in Hong Kong. These issues are causing late deliveries, higher costs, and a lot of pressure on our operations team.</text:p>
      <text:p text:style-name="P1"/>
      <text:p text:style-name="P2">MANUEL </text:p>
      <text:p text:style-name="P1"/>
      <text:p text:style-name="P1">I’m also worried that because demand has grown, we need to spend more on stock and customer accounts. This is putting extra pressure on our cash flow and could increase our financial risk if the delays keep happening.”</text:p>
      <text:p text:style-name="P1"/>
      <text:p text:style-name="P1">LUIZ RICARDO</text:p>
      <text:p text:style-name="P1"/>
      <text:p text:style-name="P1">“That makes sense. So, we are dealing with higher sales volumes, but also higher costs, delayed deliveries, and cash flow pressure. Would you agree that these issues are interconnected and need a strategic solution?”</text:p>
      <text:p text:style-name="P1"/>
      <text:p text:style-name="P2">MANUEL </text:p>
      <text:p text:style-name="P1"/>
      <text:p text:style-name="P1">“Yes, I agree. If we don’t fix the supply chain problems, our financial and operational risks will keep getting worse.”</text:p>
      <text:p text:style-name="P1"/>
      <text:p text:style-name="P1">LUIZ RICARDO </text:p>
      <text:p text:style-name="P1"/>
      <text:p text:style-name="P1"><text:soft-page-break/>“Based on our discussion, I believe the key complex issue is supply chain disruption impacting cash flow, profitability, and customer satisfaction. With your agreement, I’ll use this issue as the focus for the remainder of the assessment.”</text:p>
      <text:p text:style-name="P1"/>
      <text:p text:style-name="P2">MANUEL </text:p>
      <text:p text:style-name="P1"/>
      <text:p text:style-name="P1">“Yes, I agree. That is the most critical issue to address.”</text:p>
      <text:p text:style-name="P1"/>
      <text:p text:style-name="P1"/>
      <text:p text:style-name="P4">Meeting notes</text:p>
      <text:p text:style-name="P1"/>
      <text:p text:style-name="P1"><text:span text:style-name="T2">We </text:span>met <text:span text:style-name="T2">to </text:span>discuss operational issues using Worlducation’s financial and numeric data. During the meeting, we reviewed the projected 2020 revenue of $55 million, net profit of $5 million, and negative cash flow of $3 million. We also discussed the manufacturing delay where only 500 of 2,000 tablets were delivered on schedule due to factory shutdowns. The stakeholder <text:span text:style-name="T2">(Manuel)</text:span> explained that reliance on a single manufacturing facility has increased operational risk, affected delivery timelines, and reduced profit margins. Through active questioning and discussion, we identified the main complex issue as supply chain disruption impacting cash flow, profitability, and customer satisfaction. This issue was agreed as the focus for the remainder of the assessm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19T18:44:35.808200182</meta:creation-date>
    <dc:date>2026-01-19T19:16:16.324951343</dc:date>
    <meta:editing-duration>PT10M22S</meta:editing-duration>
    <meta:editing-cycles>4</meta:editing-cycles>
    <meta:generator>LibreOffice/25.8.4.2$Linux_X86_64 LibreOffice_project/580$Build-2</meta:generator>
    <meta:document-statistic meta:table-count="0" meta:image-count="0" meta:object-count="0" meta:page-count="2" meta:paragraph-count="24" meta:word-count="459" meta:character-count="2887" meta:non-whitespace-character-count="2447"/>
  </office:meta>
</office:document-meta>
</file>